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1_dso" table:style-name="ta1">
        <table:shapes>
          <draw:frame draw:z-index="0" draw:style-name="gr1" draw:text-style-name="P1" svg:width="453.51pt" svg:height="255.09pt" svg:x="585.89pt" svg:y="2.83pt">
            <loext:p draw:notify-on-update-of-ranges="rtu1_dso.A1:rtu1_dso.A100 rtu1_dso.I1:rtu1_dso.I100 rtu1_dso.A1:rtu1_dso.A100 rtu1_dso.K1:rtu1_dso.K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float" office:value="3.00000788" calcext:value-type="float">
            <text:p>3.000007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86603" calcext:value-type="float">
            <text:p>1.986603</text:p>
          </table:table-cell>
          <table:table-cell/>
          <table:table-cell office:value-type="float" office:value="9.933014" calcext:value-type="float">
            <text:p>9.9330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00000788" calcext:value-type="float">
            <text:p>6.000007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55966" calcext:value-type="float">
            <text:p>1.755966</text:p>
          </table:table-cell>
          <table:table-cell/>
          <table:table-cell office:value-type="float" office:value="8.779828" calcext:value-type="float">
            <text:p>8.7798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.00000788" calcext:value-type="float">
            <text:p>9.0000078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39076" calcext:value-type="float">
            <text:p>1.739076</text:p>
          </table:table-cell>
          <table:table-cell/>
          <table:table-cell office:value-type="float" office:value="8.695382" calcext:value-type="float">
            <text:p>8.6953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.00000788" calcext:value-type="float">
            <text:p>12.0000078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6467" calcext:value-type="float">
            <text:p>1.66467</text:p>
          </table:table-cell>
          <table:table-cell/>
          <table:table-cell office:value-type="float" office:value="8.323352" calcext:value-type="float">
            <text:p>8.32335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.00000788" calcext:value-type="float">
            <text:p>15.0000078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26615" calcext:value-type="float">
            <text:p>1.826615</text:p>
          </table:table-cell>
          <table:table-cell/>
          <table:table-cell office:value-type="float" office:value="9.133073" calcext:value-type="float">
            <text:p>9.1330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00000788" calcext:value-type="float">
            <text:p>18.0000078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17028" calcext:value-type="float">
            <text:p>2.117028</text:p>
          </table:table-cell>
          <table:table-cell/>
          <table:table-cell office:value-type="float" office:value="10.585139" calcext:value-type="float">
            <text:p>10.5851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.00000788" calcext:value-type="float">
            <text:p>21.0000078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90877" calcext:value-type="float">
            <text:p>1.690877</text:p>
          </table:table-cell>
          <table:table-cell/>
          <table:table-cell office:value-type="float" office:value="8.454383" calcext:value-type="float">
            <text:p>8.45438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.00000788" calcext:value-type="float">
            <text:p>24.0000078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410253" calcext:value-type="float">
            <text:p>2.410253</text:p>
          </table:table-cell>
          <table:table-cell/>
          <table:table-cell office:value-type="float" office:value="12.051264" calcext:value-type="float">
            <text:p>12.05126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.00000788" calcext:value-type="float">
            <text:p>27.0000078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12824" calcext:value-type="float">
            <text:p>2.112824</text:p>
          </table:table-cell>
          <table:table-cell/>
          <table:table-cell office:value-type="float" office:value="10.56412" calcext:value-type="float">
            <text:p>10.564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.00000788" calcext:value-type="float">
            <text:p>30.0000078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8003" calcext:value-type="float">
            <text:p>1.528003</text:p>
          </table:table-cell>
          <table:table-cell/>
          <table:table-cell office:value-type="float" office:value="7.640016" calcext:value-type="float">
            <text:p>7.6400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.00000788" calcext:value-type="float">
            <text:p>33.0000078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97236" calcext:value-type="float">
            <text:p>2.397236</text:p>
          </table:table-cell>
          <table:table-cell/>
          <table:table-cell office:value-type="float" office:value="11.986178" calcext:value-type="float">
            <text:p>11.9861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.00000788" calcext:value-type="float">
            <text:p>36.000007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51806" calcext:value-type="float">
            <text:p>2.051806</text:p>
          </table:table-cell>
          <table:table-cell/>
          <table:table-cell office:value-type="float" office:value="10.259031" calcext:value-type="float">
            <text:p>10.2590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.00000788" calcext:value-type="float">
            <text:p>39.0000078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38026" calcext:value-type="float">
            <text:p>1.638026</text:p>
          </table:table-cell>
          <table:table-cell/>
          <table:table-cell office:value-type="float" office:value="8.190131" calcext:value-type="float">
            <text:p>8.1901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.00000788" calcext:value-type="float">
            <text:p>42.0000078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69024" calcext:value-type="float">
            <text:p>2.069024</text:p>
          </table:table-cell>
          <table:table-cell/>
          <table:table-cell office:value-type="float" office:value="10.345122" calcext:value-type="float">
            <text:p>10.3451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00000788" calcext:value-type="float">
            <text:p>45.0000078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28742" calcext:value-type="float">
            <text:p>2.328742</text:p>
          </table:table-cell>
          <table:table-cell/>
          <table:table-cell office:value-type="float" office:value="11.64371" calcext:value-type="float">
            <text:p>11.6437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.00000788" calcext:value-type="float">
            <text:p>48.0000078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23935" calcext:value-type="float">
            <text:p>2.123935</text:p>
          </table:table-cell>
          <table:table-cell/>
          <table:table-cell office:value-type="float" office:value="10.619674" calcext:value-type="float">
            <text:p>10.61967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.00000788" calcext:value-type="float">
            <text:p>51.0000078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74461" calcext:value-type="float">
            <text:p>2.174461</text:p>
          </table:table-cell>
          <table:table-cell/>
          <table:table-cell office:value-type="float" office:value="10.872307" calcext:value-type="float">
            <text:p>10.87230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.00000788" calcext:value-type="float">
            <text:p>54.0000078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91896" calcext:value-type="float">
            <text:p>2.291896</text:p>
          </table:table-cell>
          <table:table-cell/>
          <table:table-cell office:value-type="float" office:value="11.459481" calcext:value-type="float">
            <text:p>11.4594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.00000788" calcext:value-type="float">
            <text:p>57.0000078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24923" calcext:value-type="float">
            <text:p>1.824923</text:p>
          </table:table-cell>
          <table:table-cell/>
          <table:table-cell office:value-type="float" office:value="9.124615" calcext:value-type="float">
            <text:p>9.1246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.00000788" calcext:value-type="float">
            <text:p>60.0000078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8.110401" calcext:value-type="float">
            <text:p>8.110401</text:p>
          </table:table-cell>
          <table:table-cell/>
          <table:table-cell office:value-type="float" office:value="40.552006" calcext:value-type="float">
            <text:p>40.5520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.00000788" calcext:value-type="float">
            <text:p>63.0000078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1073" calcext:value-type="float">
            <text:p>1.621073</text:p>
          </table:table-cell>
          <table:table-cell/>
          <table:table-cell office:value-type="float" office:value="8.105367" calcext:value-type="float">
            <text:p>8.10536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.00000788" calcext:value-type="float">
            <text:p>66.0000078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12053" calcext:value-type="float">
            <text:p>1.212053</text:p>
          </table:table-cell>
          <table:table-cell/>
          <table:table-cell office:value-type="float" office:value="6.060265" calcext:value-type="float">
            <text:p>6.06026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.00000788" calcext:value-type="float">
            <text:p>69.0000078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15573" calcext:value-type="float">
            <text:p>1.315573</text:p>
          </table:table-cell>
          <table:table-cell/>
          <table:table-cell office:value-type="float" office:value="6.577865" calcext:value-type="float">
            <text:p>6.57786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.00000788" calcext:value-type="float">
            <text:p>72.0000078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1506" calcext:value-type="float">
            <text:p>1.401506</text:p>
          </table:table-cell>
          <table:table-cell/>
          <table:table-cell office:value-type="float" office:value="7.007528" calcext:value-type="float">
            <text:p>7.00752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.00000788" calcext:value-type="float">
            <text:p>75.0000078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94687" calcext:value-type="float">
            <text:p>1.694687</text:p>
          </table:table-cell>
          <table:table-cell/>
          <table:table-cell office:value-type="float" office:value="8.473437" calcext:value-type="float">
            <text:p>8.47343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.00000788" calcext:value-type="float">
            <text:p>78.0000078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161401" calcext:value-type="float">
            <text:p>1.161401</text:p>
          </table:table-cell>
          <table:table-cell/>
          <table:table-cell office:value-type="float" office:value="5.807006" calcext:value-type="float">
            <text:p>5.80700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.00000788" calcext:value-type="float">
            <text:p>81.00000788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64312" calcext:value-type="float">
            <text:p>1.564312</text:p>
          </table:table-cell>
          <table:table-cell/>
          <table:table-cell office:value-type="float" office:value="7.821562" calcext:value-type="float">
            <text:p>7.82156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.00000788" calcext:value-type="float">
            <text:p>84.00000788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2613" calcext:value-type="float">
            <text:p>1.622613</text:p>
          </table:table-cell>
          <table:table-cell/>
          <table:table-cell office:value-type="float" office:value="8.113067" calcext:value-type="float">
            <text:p>8.11306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.00000788" calcext:value-type="float">
            <text:p>87.0000078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32078" calcext:value-type="float">
            <text:p>1.532078</text:p>
          </table:table-cell>
          <table:table-cell/>
          <table:table-cell office:value-type="float" office:value="7.660389" calcext:value-type="float">
            <text:p>7.66038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.00000788" calcext:value-type="float">
            <text:p>90.0000078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1288" calcext:value-type="float">
            <text:p>1.521288</text:p>
          </table:table-cell>
          <table:table-cell/>
          <table:table-cell office:value-type="float" office:value="7.606439" calcext:value-type="float">
            <text:p>7.60643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.00000788" calcext:value-type="float">
            <text:p>93.0000078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42133" calcext:value-type="float">
            <text:p>1.442133</text:p>
          </table:table-cell>
          <table:table-cell/>
          <table:table-cell office:value-type="float" office:value="7.210664" calcext:value-type="float">
            <text:p>7.21066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.00000788" calcext:value-type="float">
            <text:p>96.0000078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78418" calcext:value-type="float">
            <text:p>1.378418</text:p>
          </table:table-cell>
          <table:table-cell/>
          <table:table-cell office:value-type="float" office:value="6.892092" calcext:value-type="float">
            <text:p>6.89209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.00000788" calcext:value-type="float">
            <text:p>99.00000788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192705" calcext:value-type="float">
            <text:p>1.192705</text:p>
          </table:table-cell>
          <table:table-cell/>
          <table:table-cell office:value-type="float" office:value="5.963523" calcext:value-type="float">
            <text:p>5.96352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.00000788" calcext:value-type="float">
            <text:p>102.0000078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01342" calcext:value-type="float">
            <text:p>1.701342</text:p>
          </table:table-cell>
          <table:table-cell/>
          <table:table-cell office:value-type="float" office:value="8.506709" calcext:value-type="float">
            <text:p>8.50670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.00000788" calcext:value-type="float">
            <text:p>105.0000078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16309" calcext:value-type="float">
            <text:p>1.316309</text:p>
          </table:table-cell>
          <table:table-cell/>
          <table:table-cell office:value-type="float" office:value="6.581544" calcext:value-type="float">
            <text:p>6.58154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.00000788" calcext:value-type="float">
            <text:p>108.0000078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73027" calcext:value-type="float">
            <text:p>1.573027</text:p>
          </table:table-cell>
          <table:table-cell/>
          <table:table-cell office:value-type="float" office:value="7.865136" calcext:value-type="float">
            <text:p>7.86513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.00000788" calcext:value-type="float">
            <text:p>111.00000788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95909" calcext:value-type="float">
            <text:p>1.595909</text:p>
          </table:table-cell>
          <table:table-cell/>
          <table:table-cell office:value-type="float" office:value="7.979547" calcext:value-type="float">
            <text:p>7.97954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.00000788" calcext:value-type="float">
            <text:p>114.0000078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90973" calcext:value-type="float">
            <text:p>1.390973</text:p>
          </table:table-cell>
          <table:table-cell/>
          <table:table-cell office:value-type="float" office:value="6.954865" calcext:value-type="float">
            <text:p>6.95486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.00000788" calcext:value-type="float">
            <text:p>117.00000788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82549" calcext:value-type="float">
            <text:p>1.682549</text:p>
          </table:table-cell>
          <table:table-cell/>
          <table:table-cell office:value-type="float" office:value="8.412745" calcext:value-type="float">
            <text:p>8.41274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.00000788" calcext:value-type="float">
            <text:p>120.000007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3499" calcext:value-type="float">
            <text:p>1.53499</text:p>
          </table:table-cell>
          <table:table-cell/>
          <table:table-cell office:value-type="float" office:value="7.674952" calcext:value-type="float">
            <text:p>7.67495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.0000158" calcext:value-type="float">
            <text:p>123.0000158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5801" calcext:value-type="float">
            <text:p>1.525801</text:p>
          </table:table-cell>
          <table:table-cell/>
          <table:table-cell office:value-type="float" office:value="7.629006" calcext:value-type="float">
            <text:p>7.62900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.00000788" calcext:value-type="float">
            <text:p>126.00000788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4151" calcext:value-type="float">
            <text:p>1.514151</text:p>
          </table:table-cell>
          <table:table-cell/>
          <table:table-cell office:value-type="float" office:value="7.570755" calcext:value-type="float">
            <text:p>7.57075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9.00000788" calcext:value-type="float">
            <text:p>129.0000078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4388" calcext:value-type="float">
            <text:p>1.404388</text:p>
          </table:table-cell>
          <table:table-cell/>
          <table:table-cell office:value-type="float" office:value="7.021941" calcext:value-type="float">
            <text:p>7.02194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2.00000788" calcext:value-type="float">
            <text:p>132.00000788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6478" calcext:value-type="float">
            <text:p>1.486478</text:p>
          </table:table-cell>
          <table:table-cell/>
          <table:table-cell office:value-type="float" office:value="7.432391" calcext:value-type="float">
            <text:p>7.43239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.00000788" calcext:value-type="float">
            <text:p>135.00000788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6469" calcext:value-type="float">
            <text:p>1.496469</text:p>
          </table:table-cell>
          <table:table-cell/>
          <table:table-cell office:value-type="float" office:value="7.482343" calcext:value-type="float">
            <text:p>7.48234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8.00000788" calcext:value-type="float">
            <text:p>138.0000078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36287" calcext:value-type="float">
            <text:p>1.636287</text:p>
          </table:table-cell>
          <table:table-cell/>
          <table:table-cell office:value-type="float" office:value="8.181435" calcext:value-type="float">
            <text:p>8.18143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.00000788" calcext:value-type="float">
            <text:p>141.00000788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5498" calcext:value-type="float">
            <text:p>1.525498</text:p>
          </table:table-cell>
          <table:table-cell/>
          <table:table-cell office:value-type="float" office:value="7.62749" calcext:value-type="float">
            <text:p>7.6274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.00000788" calcext:value-type="float">
            <text:p>144.00000788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31275" calcext:value-type="float">
            <text:p>1.331275</text:p>
          </table:table-cell>
          <table:table-cell/>
          <table:table-cell office:value-type="float" office:value="6.656377" calcext:value-type="float">
            <text:p>6.65637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7.00000788" calcext:value-type="float">
            <text:p>147.0000078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56101" calcext:value-type="float">
            <text:p>1.556101</text:p>
          </table:table-cell>
          <table:table-cell/>
          <table:table-cell office:value-type="float" office:value="7.780503" calcext:value-type="float">
            <text:p>7.78050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.00000788" calcext:value-type="float">
            <text:p>150.0000078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38849" calcext:value-type="float">
            <text:p>1.538849</text:p>
          </table:table-cell>
          <table:table-cell/>
          <table:table-cell office:value-type="float" office:value="7.694246" calcext:value-type="float">
            <text:p>7.69424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3.00000788" calcext:value-type="float">
            <text:p>153.00000788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79674" calcext:value-type="float">
            <text:p>1.379674</text:p>
          </table:table-cell>
          <table:table-cell/>
          <table:table-cell office:value-type="float" office:value="6.898368" calcext:value-type="float">
            <text:p>6.89836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6.00000788" calcext:value-type="float">
            <text:p>156.00000788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13558" calcext:value-type="float">
            <text:p>1.413558</text:p>
          </table:table-cell>
          <table:table-cell/>
          <table:table-cell office:value-type="float" office:value="7.067788" calcext:value-type="float">
            <text:p>7.06778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9.00000788" calcext:value-type="float">
            <text:p>159.0000078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58323" calcext:value-type="float">
            <text:p>1.358323</text:p>
          </table:table-cell>
          <table:table-cell/>
          <table:table-cell office:value-type="float" office:value="6.791617" calcext:value-type="float">
            <text:p>6.79161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.00000788" calcext:value-type="float">
            <text:p>162.00000788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1208" calcext:value-type="float">
            <text:p>1.581208</text:p>
          </table:table-cell>
          <table:table-cell/>
          <table:table-cell office:value-type="float" office:value="7.906038" calcext:value-type="float">
            <text:p>7.90603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.00000788" calcext:value-type="float">
            <text:p>165.0000078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2583" calcext:value-type="float">
            <text:p>1.452583</text:p>
          </table:table-cell>
          <table:table-cell/>
          <table:table-cell office:value-type="float" office:value="7.262917" calcext:value-type="float">
            <text:p>7.26291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8.00000788" calcext:value-type="float">
            <text:p>168.00000788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94357" calcext:value-type="float">
            <text:p>1.294357</text:p>
          </table:table-cell>
          <table:table-cell/>
          <table:table-cell office:value-type="float" office:value="6.471786" calcext:value-type="float">
            <text:p>6.47178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1.00000788" calcext:value-type="float">
            <text:p>171.00000788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8486" calcext:value-type="float">
            <text:p>1.38486</text:p>
          </table:table-cell>
          <table:table-cell/>
          <table:table-cell office:value-type="float" office:value="6.924301" calcext:value-type="float">
            <text:p>6.92430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4.00000788" calcext:value-type="float">
            <text:p>174.0000078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66157" calcext:value-type="float">
            <text:p>1.566157</text:p>
          </table:table-cell>
          <table:table-cell/>
          <table:table-cell office:value-type="float" office:value="7.830783" calcext:value-type="float">
            <text:p>7.83078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.00000788" calcext:value-type="float">
            <text:p>177.00000788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984" calcext:value-type="float">
            <text:p>1.52984</text:p>
          </table:table-cell>
          <table:table-cell/>
          <table:table-cell office:value-type="float" office:value="7.649198" calcext:value-type="float">
            <text:p>7.64919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.00000788" calcext:value-type="float">
            <text:p>180.0000078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20301" calcext:value-type="float">
            <text:p>1.220301</text:p>
          </table:table-cell>
          <table:table-cell/>
          <table:table-cell office:value-type="float" office:value="6.101507" calcext:value-type="float">
            <text:p>6.10150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3.00000788" calcext:value-type="float">
            <text:p>183.0000078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53495" calcext:value-type="float">
            <text:p>1.353495</text:p>
          </table:table-cell>
          <table:table-cell/>
          <table:table-cell office:value-type="float" office:value="6.767474" calcext:value-type="float">
            <text:p>6.76747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.00000788" calcext:value-type="float">
            <text:p>186.00000788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05908" calcext:value-type="float">
            <text:p>1.505908</text:p>
          </table:table-cell>
          <table:table-cell/>
          <table:table-cell office:value-type="float" office:value="7.529542" calcext:value-type="float">
            <text:p>7.52954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9.00000788" calcext:value-type="float">
            <text:p>189.00000788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1026" calcext:value-type="float">
            <text:p>1.481026</text:p>
          </table:table-cell>
          <table:table-cell/>
          <table:table-cell office:value-type="float" office:value="7.405131" calcext:value-type="float">
            <text:p>7.40513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.00000788" calcext:value-type="float">
            <text:p>192.00000788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9528" calcext:value-type="float">
            <text:p>1.549528</text:p>
          </table:table-cell>
          <table:table-cell/>
          <table:table-cell office:value-type="float" office:value="7.74764" calcext:value-type="float">
            <text:p>7.7476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.00000788" calcext:value-type="float">
            <text:p>195.00000788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05351" calcext:value-type="float">
            <text:p>1.705351</text:p>
          </table:table-cell>
          <table:table-cell/>
          <table:table-cell office:value-type="float" office:value="8.526754" calcext:value-type="float">
            <text:p>8.52675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8.00000788" calcext:value-type="float">
            <text:p>198.0000078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25144" calcext:value-type="float">
            <text:p>1.425144</text:p>
          </table:table-cell>
          <table:table-cell/>
          <table:table-cell office:value-type="float" office:value="7.125722" calcext:value-type="float">
            <text:p>7.12572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.00000788" calcext:value-type="float">
            <text:p>201.00000788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32183" calcext:value-type="float">
            <text:p>1.232183</text:p>
          </table:table-cell>
          <table:table-cell/>
          <table:table-cell office:value-type="float" office:value="6.160917" calcext:value-type="float">
            <text:p>6.16091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.00000788" calcext:value-type="float">
            <text:p>204.00000788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30994" calcext:value-type="float">
            <text:p>1.330994</text:p>
          </table:table-cell>
          <table:table-cell/>
          <table:table-cell office:value-type="float" office:value="6.654968" calcext:value-type="float">
            <text:p>6.65496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.00000788" calcext:value-type="float">
            <text:p>207.0000078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174111" calcext:value-type="float">
            <text:p>1.174111</text:p>
          </table:table-cell>
          <table:table-cell/>
          <table:table-cell office:value-type="float" office:value="5.870555" calcext:value-type="float">
            <text:p>5.87055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.00000788" calcext:value-type="float">
            <text:p>210.00000788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9443" calcext:value-type="float">
            <text:p>1.29443</text:p>
          </table:table-cell>
          <table:table-cell/>
          <table:table-cell office:value-type="float" office:value="6.472152" calcext:value-type="float">
            <text:p>6.47215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3.00000788" calcext:value-type="float">
            <text:p>213.00000788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33178" calcext:value-type="float">
            <text:p>1.333178</text:p>
          </table:table-cell>
          <table:table-cell/>
          <table:table-cell office:value-type="float" office:value="6.665888" calcext:value-type="float">
            <text:p>6.66588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6.00000788" calcext:value-type="float">
            <text:p>216.00000788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83692" calcext:value-type="float">
            <text:p>1.683692</text:p>
          </table:table-cell>
          <table:table-cell/>
          <table:table-cell office:value-type="float" office:value="8.418459" calcext:value-type="float">
            <text:p>8.41845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.00000788" calcext:value-type="float">
            <text:p>219.0000078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73783" calcext:value-type="float">
            <text:p>1.373783</text:p>
          </table:table-cell>
          <table:table-cell/>
          <table:table-cell office:value-type="float" office:value="6.868916" calcext:value-type="float">
            <text:p>6.86891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.00000788" calcext:value-type="float">
            <text:p>222.00000788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84116" calcext:value-type="float">
            <text:p>1.384116</text:p>
          </table:table-cell>
          <table:table-cell/>
          <table:table-cell office:value-type="float" office:value="6.920582" calcext:value-type="float">
            <text:p>6.92058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5.00000788" calcext:value-type="float">
            <text:p>225.00000788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1145" calcext:value-type="float">
            <text:p>1.491145</text:p>
          </table:table-cell>
          <table:table-cell/>
          <table:table-cell office:value-type="float" office:value="7.455727" calcext:value-type="float">
            <text:p>7.45572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.00000788" calcext:value-type="float">
            <text:p>228.00000788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91367" calcext:value-type="float">
            <text:p>1.591367</text:p>
          </table:table-cell>
          <table:table-cell/>
          <table:table-cell office:value-type="float" office:value="7.956834" calcext:value-type="float">
            <text:p>7.95683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1.00000788" calcext:value-type="float">
            <text:p>231.00000788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72214" calcext:value-type="float">
            <text:p>1.572214</text:p>
          </table:table-cell>
          <table:table-cell/>
          <table:table-cell office:value-type="float" office:value="7.86107" calcext:value-type="float">
            <text:p>7.8610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4.00000788" calcext:value-type="float">
            <text:p>234.00000788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67336" calcext:value-type="float">
            <text:p>1.467336</text:p>
          </table:table-cell>
          <table:table-cell/>
          <table:table-cell office:value-type="float" office:value="7.336682" calcext:value-type="float">
            <text:p>7.33668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7.00000788" calcext:value-type="float">
            <text:p>237.00000788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45819" calcext:value-type="float">
            <text:p>1.345819</text:p>
          </table:table-cell>
          <table:table-cell/>
          <table:table-cell office:value-type="float" office:value="6.729097" calcext:value-type="float">
            <text:p>6.72909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.00000788" calcext:value-type="float">
            <text:p>240.00000788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4442" calcext:value-type="float">
            <text:p>1.34442</text:p>
          </table:table-cell>
          <table:table-cell/>
          <table:table-cell office:value-type="float" office:value="6.722102" calcext:value-type="float">
            <text:p>6.72210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3.00000788" calcext:value-type="float">
            <text:p>243.00000788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4698" calcext:value-type="float">
            <text:p>1.74698</text:p>
          </table:table-cell>
          <table:table-cell/>
          <table:table-cell office:value-type="float" office:value="8.734901" calcext:value-type="float">
            <text:p>8.73490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6.0000158" calcext:value-type="float">
            <text:p>246.0000158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73854" calcext:value-type="float">
            <text:p>1.573854</text:p>
          </table:table-cell>
          <table:table-cell/>
          <table:table-cell office:value-type="float" office:value="7.869272" calcext:value-type="float">
            <text:p>7.86927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.00000788" calcext:value-type="float">
            <text:p>249.00000788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1711" calcext:value-type="float">
            <text:p>1.521711</text:p>
          </table:table-cell>
          <table:table-cell/>
          <table:table-cell office:value-type="float" office:value="7.608554" calcext:value-type="float">
            <text:p>7.60855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2.00000788" calcext:value-type="float">
            <text:p>252.00000788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61009" calcext:value-type="float">
            <text:p>1.661009</text:p>
          </table:table-cell>
          <table:table-cell/>
          <table:table-cell office:value-type="float" office:value="8.305047" calcext:value-type="float">
            <text:p>8.30504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5.00000788" calcext:value-type="float">
            <text:p>255.00000788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1207" calcext:value-type="float">
            <text:p>1.511207</text:p>
          </table:table-cell>
          <table:table-cell/>
          <table:table-cell office:value-type="float" office:value="7.556035" calcext:value-type="float">
            <text:p>7.55603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8.00000788" calcext:value-type="float">
            <text:p>258.00000788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0918" calcext:value-type="float">
            <text:p>1.580918</text:p>
          </table:table-cell>
          <table:table-cell/>
          <table:table-cell office:value-type="float" office:value="7.904591" calcext:value-type="float">
            <text:p>7.90459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1.00000788" calcext:value-type="float">
            <text:p>261.00000788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53179" calcext:value-type="float">
            <text:p>1.553179</text:p>
          </table:table-cell>
          <table:table-cell/>
          <table:table-cell office:value-type="float" office:value="7.765893" calcext:value-type="float">
            <text:p>7.76589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4.00000788" calcext:value-type="float">
            <text:p>264.00000788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9999" calcext:value-type="float">
            <text:p>1.499999</text:p>
          </table:table-cell>
          <table:table-cell/>
          <table:table-cell office:value-type="float" office:value="7.499996" calcext:value-type="float">
            <text:p>7.49999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7.00000788" calcext:value-type="float">
            <text:p>267.0000078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17789" calcext:value-type="float">
            <text:p>1.617789</text:p>
          </table:table-cell>
          <table:table-cell/>
          <table:table-cell office:value-type="float" office:value="8.088947" calcext:value-type="float">
            <text:p>8.08894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0.00000788" calcext:value-type="float">
            <text:p>270.00000788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0081" calcext:value-type="float">
            <text:p>1.50081</text:p>
          </table:table-cell>
          <table:table-cell/>
          <table:table-cell office:value-type="float" office:value="7.50405" calcext:value-type="float">
            <text:p>7.5040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3.00000788" calcext:value-type="float">
            <text:p>273.00000788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45934" calcext:value-type="float">
            <text:p>1.645934</text:p>
          </table:table-cell>
          <table:table-cell/>
          <table:table-cell office:value-type="float" office:value="8.22967" calcext:value-type="float">
            <text:p>8.2296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6.00000788" calcext:value-type="float">
            <text:p>276.00000788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03154" calcext:value-type="float">
            <text:p>1.603154</text:p>
          </table:table-cell>
          <table:table-cell/>
          <table:table-cell office:value-type="float" office:value="8.015771" calcext:value-type="float">
            <text:p>8.01577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9.00000788" calcext:value-type="float">
            <text:p>279.00000788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6871" calcext:value-type="float">
            <text:p>1.526871</text:p>
          </table:table-cell>
          <table:table-cell/>
          <table:table-cell office:value-type="float" office:value="7.634353" calcext:value-type="float">
            <text:p>7.63435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2.00000788" calcext:value-type="float">
            <text:p>282.00000788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86302" calcext:value-type="float">
            <text:p>1.286302</text:p>
          </table:table-cell>
          <table:table-cell/>
          <table:table-cell office:value-type="float" office:value="6.431508" calcext:value-type="float">
            <text:p>6.43150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5.00000788" calcext:value-type="float">
            <text:p>285.00000788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9845" calcext:value-type="float">
            <text:p>1.499845</text:p>
          </table:table-cell>
          <table:table-cell/>
          <table:table-cell office:value-type="float" office:value="7.499224" calcext:value-type="float">
            <text:p>7.4992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8.00000788" calcext:value-type="float">
            <text:p>288.00000788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11749" calcext:value-type="float">
            <text:p>1.711749</text:p>
          </table:table-cell>
          <table:table-cell/>
          <table:table-cell office:value-type="float" office:value="8.558743" calcext:value-type="float">
            <text:p>8.55874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.00000788" calcext:value-type="float">
            <text:p>291.00000788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51823" calcext:value-type="float">
            <text:p>1.651823</text:p>
          </table:table-cell>
          <table:table-cell/>
          <table:table-cell office:value-type="float" office:value="8.259115" calcext:value-type="float">
            <text:p>8.25911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4.00000788" calcext:value-type="float">
            <text:p>294.00000788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3488" calcext:value-type="float">
            <text:p>1.63488</text:p>
          </table:table-cell>
          <table:table-cell/>
          <table:table-cell office:value-type="float" office:value="8.1744" calcext:value-type="float">
            <text:p>8.174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7.00000788" calcext:value-type="float">
            <text:p>297.00000788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62604" calcext:value-type="float">
            <text:p>1.562604</text:p>
          </table:table-cell>
          <table:table-cell/>
          <table:table-cell office:value-type="float" office:value="7.813021" calcext:value-type="float">
            <text:p>7.81302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.00000788" calcext:value-type="float">
            <text:p>300.00000788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0696" calcext:value-type="float">
            <text:p>1.450696</text:p>
          </table:table-cell>
          <table:table-cell/>
          <table:table-cell office:value-type="float" office:value="7.253481" calcext:value-type="float">
            <text:p>7.253481</text:p>
          </table:table-cell>
          <table:table-cell/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22:49.849770787</dc:date>
    <meta:editing-duration>PT1M11S</meta:editing-duration>
    <meta:editing-cycles>1</meta:editing-cycles>
    <meta:document-statistic meta:table-count="1" meta:cell-count="6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3cm" svg:y="0.315cm" chart:style-name="ch2">
          <text:p>RTU1 energy generation</text:p>
        </chart:title>
        <chart:subtitle svg:x="7.113cm" svg:y="1.286cm" chart:style-name="ch3">
          <text:p>no attack</text:p>
        </chart:subtitle>
        <chart:legend chart:legend-position="end" svg:x="13.114cm" svg:y="3.925cm" style:legend-expansion="high" chart:style-name="ch4"/>
        <chart:plot-area chart:style-name="ch5" table:cell-range-address="rtu1_dso.A1:rtu1_dso.A100 rtu1_dso.I1:rtu1_dso.I100 rtu1_dso.K1:rtu1_dso.K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1_dso.I1:rtu1_dso.I100" loext:label-string="sum" chart:class="chart:scatter">
            <chart:domain table:cell-range-address="rtu1_dso.A1:rtu1_dso.A100"/>
            <chart:data-point chart:repeated="100"/>
          </chart:series>
          <chart:series chart:style-name="ch9" chart:values-cell-range-address="rtu1_dso.K1:rtu1_dso.K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1_dso.A1:rtu1_dso.A100</svg:desc>
                </draw:g>
              </table:table-cell>
              <table:table-cell office:value-type="float" office:value="9.933014">
                <text:p>9.933014</text:p>
                <draw:g>
                  <svg:desc>rtu1_dso.I1:rtu1_dso.I100</svg:desc>
                </draw:g>
              </table:table-cell>
              <table:table-cell office:value-type="float" office:value="25">
                <text:p>25</text:p>
                <draw:g>
                  <svg:desc>rtu1_dso.K1:rtu1_dso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8.779828">
                <text:p>8.7798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8.695382">
                <text:p>8.6953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8.323352">
                <text:p>8.323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9.133073">
                <text:p>9.1330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10.585139">
                <text:p>10.5851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8.454383">
                <text:p>8.4543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12.051264">
                <text:p>12.0512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10.56412">
                <text:p>10.56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7.640016">
                <text:p>7.6400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11.986178">
                <text:p>11.9861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10.259031">
                <text:p>10.2590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8.190131">
                <text:p>8.190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10.345122">
                <text:p>10.345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11.64371">
                <text:p>11.643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10.619674">
                <text:p>10.6196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10.872307">
                <text:p>10.8723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11.459481">
                <text:p>11.459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9.124615">
                <text:p>9.124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40.552006">
                <text:p>40.55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8.105367">
                <text:p>8.1053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6.060265">
                <text:p>6.0602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6.577865">
                <text:p>6.5778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7.007528">
                <text:p>7.0075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8.473437">
                <text:p>8.4734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5.807006">
                <text:p>5.8070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7.821562">
                <text:p>7.8215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8.113067">
                <text:p>8.1130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7.660389">
                <text:p>7.660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7.606439">
                <text:p>7.6064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7.210664">
                <text:p>7.2106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6.892092">
                <text:p>6.8920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5.963523">
                <text:p>5.9635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8.506709">
                <text:p>8.506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6.581544">
                <text:p>6.5815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7.865136">
                <text:p>7.8651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7.979547">
                <text:p>7.9795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6.954865">
                <text:p>6.9548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8.412745">
                <text:p>8.4127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7.674952">
                <text:p>7.6749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7.629006">
                <text:p>7.6290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7.570755">
                <text:p>7.5707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7.021941">
                <text:p>7.0219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7.432391">
                <text:p>7.4323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7.482343">
                <text:p>7.4823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8.181435">
                <text:p>8.181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7.62749">
                <text:p>7.627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6.656377">
                <text:p>6.6563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7.780503">
                <text:p>7.7805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7.694246">
                <text:p>7.694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6.898368">
                <text:p>6.8983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7.067788">
                <text:p>7.0677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6.791617">
                <text:p>6.7916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7.906038">
                <text:p>7.9060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7.262917">
                <text:p>7.2629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6.471786">
                <text:p>6.4717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6.924301">
                <text:p>6.9243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7.830783">
                <text:p>7.830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7.649198">
                <text:p>7.6491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6.101507">
                <text:p>6.1015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6.767474">
                <text:p>6.767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7.529542">
                <text:p>7.5295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7.405131">
                <text:p>7.4051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7.74764">
                <text:p>7.747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8.526754">
                <text:p>8.526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7.125722">
                <text:p>7.1257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6.160917">
                <text:p>6.1609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6.654968">
                <text:p>6.6549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5.870555">
                <text:p>5.8705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6.472152">
                <text:p>6.472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6.665888">
                <text:p>6.6658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8.418459">
                <text:p>8.4184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6.868916">
                <text:p>6.8689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6.920582">
                <text:p>6.920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7.455727">
                <text:p>7.4557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7.956834">
                <text:p>7.9568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7.86107">
                <text:p>7.861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7.336682">
                <text:p>7.3366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6.729097">
                <text:p>6.7290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6.722102">
                <text:p>6.722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8.734901">
                <text:p>8.7349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7.869272">
                <text:p>7.869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7.608554">
                <text:p>7.6085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8.305047">
                <text:p>8.3050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7.556035">
                <text:p>7.5560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7.904591">
                <text:p>7.9045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7.765893">
                <text:p>7.7658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7.499996">
                <text:p>7.499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8.088947">
                <text:p>8.0889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7.50405">
                <text:p>7.504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8.22967">
                <text:p>8.229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8.015771">
                <text:p>8.0157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7.634353">
                <text:p>7.6343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6.431508">
                <text:p>6.4315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7.499224">
                <text:p>7.499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8.558743">
                <text:p>8.5587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8.259115">
                <text:p>8.2591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8.1744">
                <text:p>8.17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7.813021">
                <text:p>7.8130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7.253481">
                <text:p>7.253481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